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138in"/>
    </style:style>
    <style:style style:name="co3" style:family="table-column">
      <style:table-column-properties fo:break-before="auto" style:column-width="0.53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17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Leather, Sewn binding</text:p>
          </table:table-cell>
          <table:table-cell/>
          <table:table-cell office:value-type="string">
            <text:p>Leather</text:p>
          </table:table-cell>
          <table:table-cell/>
          <table:table-cell office:value-type="string">
            <text:p>Paper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rint run</text:p>
          </table:table-cell>
          <table:table-cell table:formula="of:=17.494+0.678" office:value-type="float" office:value="18.172">
            <text:p>18.17</text:p>
          </table:table-cell>
          <table:table-cell table:formula="of:=13.058+0.678" office:value-type="float" office:value="13.736">
            <text:p>13.74</text:p>
          </table:table-cell>
          <table:table-cell table:formula="of:=14.382+0.678" office:value-type="float" office:value="15.06">
            <text:p>15.06</text:p>
          </table:table-cell>
          <table:table-cell table:formula="of:=11.56+0.678" office:value-type="float" office:value="12.238">
            <text:p>12.24</text:p>
          </table:table-cell>
          <table:table-cell office:value-type="float" office:value="10.736">
            <text:p>10.74</text:p>
          </table:table-cell>
          <table:table-cell office:value-type="float" office:value="7.558">
            <text:p>7.56</text:p>
          </table:table-cell>
        </table:table-row>
        <table:table-row table:style-name="ro1">
          <table:table-cell office:value-type="string">
            <text:p>Addl Costs</text:p>
          </table:table-cell>
          <table:table-cell table:formula="of:=3520+180" office:value-type="float" office:value="3700">
            <text:p>3700</text:p>
          </table:table-cell>
          <table:table-cell table:formula="of:=[.B5]" office:value-type="float" office:value="3700">
            <text:p>3700</text:p>
          </table:table-cell>
          <table:table-cell table:formula="of:=3520+180" office:value-type="float" office:value="3700">
            <text:p>3700</text:p>
          </table:table-cell>
          <table:table-cell table:formula="of:=[.D5]" office:value-type="float" office:value="3700">
            <text:p>3700</text:p>
          </table:table-cell>
          <table:table-cell table:formula="of:=[.E5]" office:value-type="float" office:value="3700">
            <text:p>3700</text:p>
          </table:table-cell>
          <table:table-cell table:formula="of:=[.F5]" office:value-type="float" office:value="3700">
            <text:p>37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quantity</text:p>
          </table:table-cell>
          <table:table-cell office:value-type="float" office:value="2500">
            <text:p>2500</text:p>
          </table:table-cell>
          <table:table-cell office:value-type="float" office:value="5000">
            <text:p>5000</text:p>
          </table:table-cell>
          <table:table-cell office:value-type="float" office:value="2500">
            <text:p>2500</text:p>
          </table:table-cell>
          <table:table-cell office:value-type="float" office:value="5000">
            <text:p>5000</text:p>
          </table:table-cell>
          <table:table-cell office:value-type="float" office:value="2500">
            <text:p>2500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tal Cost</text:p>
          </table:table-cell>
          <table:table-cell table:formula="of:=[.B5]+[.B7]*[.B4]" office:value-type="float" office:value="49130">
            <text:p>49130</text:p>
          </table:table-cell>
          <table:table-cell table:formula="of:=[.C5]+[.C7]*[.C4]" office:value-type="float" office:value="72380">
            <text:p>72380</text:p>
          </table:table-cell>
          <table:table-cell table:formula="of:=[.D5]+[.D7]*[.D4]" office:value-type="float" office:value="41350">
            <text:p>41350</text:p>
          </table:table-cell>
          <table:table-cell table:formula="of:=[.E5]+[.E7]*[.E4]" office:value-type="float" office:value="64890">
            <text:p>64890</text:p>
          </table:table-cell>
          <table:table-cell table:formula="of:=[.F5]+[.F7]*[.F4]" office:value-type="float" office:value="30540">
            <text:p>30540</text:p>
          </table:table-cell>
          <table:table-cell table:formula="of:=[.G5]+[.G7]*[.G4]" office:value-type="float" office:value="41490">
            <text:p>41490</text:p>
          </table:table-cell>
        </table:table-row>
        <table:table-row table:style-name="ro1">
          <table:table-cell office:value-type="string">
            <text:p>per book cost</text:p>
          </table:table-cell>
          <table:table-cell table:formula="of:=[.B9]/[.B7]" office:value-type="float" office:value="19.652">
            <text:p>19.65</text:p>
          </table:table-cell>
          <table:table-cell table:formula="of:=[.C9]/[.C7]" office:value-type="float" office:value="14.476">
            <text:p>14.48</text:p>
          </table:table-cell>
          <table:table-cell table:formula="of:=[.D9]/[.D7]" office:value-type="float" office:value="16.54">
            <text:p>16.54</text:p>
          </table:table-cell>
          <table:table-cell table:formula="of:=[.E9]/[.E7]" office:value-type="float" office:value="12.978">
            <text:p>12.98</text:p>
          </table:table-cell>
          <table:table-cell table:formula="of:=[.F9]/[.F7]" office:value-type="float" office:value="12.216">
            <text:p>12.22</text:p>
          </table:table-cell>
          <table:table-cell table:formula="of:=[.G9]/[.G7]" office:value-type="float" office:value="8.298">
            <text:p>8.3</text:p>
          </table:table-cell>
        </table:table-row>
        <table:table-row table:style-name="ro1">
          <table:table-cell office:value-type="string">
            <text:p>list</text:p>
          </table:table-cell>
          <table:table-cell office:value-type="float" office:value="21">
            <text:p>21</text:p>
          </table:table-cell>
          <table:table-cell office:value-type="float" office:value="14.5">
            <text:p>14.5</text:p>
          </table:table-cell>
          <table:table-cell office:value-type="float" office:value="21">
            <text:p>21</text:p>
          </table:table-cell>
          <table:table-cell office:value-type="float" office:value="14.5">
            <text:p>14.5</text:p>
          </table:table-cell>
          <table:table-cell office:value-type="float" office:value="16">
            <text:p>16</text:p>
          </table:table-cell>
          <table:table-cell office:value-type="float" office:value="9.3">
            <text:p>9.3</text:p>
          </table:table-cell>
        </table:table-row>
        <table:table-row table:style-name="ro1">
          <table:table-cell office:value-type="string">
            <text:p>break even</text:p>
          </table:table-cell>
          <table:table-cell table:formula="of:=[.B9]/[.B11]" office:value-type="float" office:value="2339.52380952381">
            <text:p>2339.52</text:p>
          </table:table-cell>
          <table:table-cell table:formula="of:=[.C9]/[.C11]" office:value-type="float" office:value="4991.72413793103">
            <text:p>4991.72</text:p>
          </table:table-cell>
          <table:table-cell table:formula="of:=[.D9]/[.D11]" office:value-type="float" office:value="1969.04761904762">
            <text:p>1969.05</text:p>
          </table:table-cell>
          <table:table-cell table:formula="of:=[.E9]/[.E11]" office:value-type="float" office:value="4475.1724137931">
            <text:p>4475.17</text:p>
          </table:table-cell>
          <table:table-cell table:formula="of:=[.F9]/[.F11]" office:value-type="float" office:value="1908.75">
            <text:p>1908.75</text:p>
          </table:table-cell>
          <table:table-cell table:formula="of:=[.G9]/[.G11]" office:value-type="float" office:value="4461.29032258065">
            <text:p>4461.29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3"/>
        <table:table-column table:style-name="co1" table:default-cell-style-name="Default"/>
        <table:table-row table:style-name="ro1">
          <table:table-cell/>
          <table:table-cell office:value-type="string">
            <text:p>To Do</text:p>
          </table:table-cell>
          <table:table-cell office:value-type="string">
            <text:p>Completed</text:p>
          </table:table-cell>
          <table:table-cell office:value-type="string">
            <text:p>Total</text:p>
          </table:table-cell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formula="of:=[.D2]-[.C2]" office:value-type="float" office:value="29">
            <text:p>29</text:p>
          </table:table-cell>
          <table:table-cell table:formula="of:=COUNT([.A9:.A285])" office:value-type="float" office:value="248">
            <text:p>248</text:p>
          </table:table-cell>
          <table:table-cell table:formula="of:=COUNT([.D9:.D285])" office:value-type="float" office:value="277">
            <text:p>277</text:p>
          </table:table-cell>
          <table:table-cell table:style-name="ce2"/>
          <table:table-cell/>
        </table:table-row>
        <table:table-row table:style-name="ro1">
          <table:table-cell office:value-type="string">
            <text:p>I cl</text:p>
          </table:table-cell>
          <table:table-cell table:formula="of:=[.D3]-[.C3]" office:value-type="float" office:value="2">
            <text:p>2</text:p>
          </table:table-cell>
          <table:table-cell table:number-matrix-columns-spanned="1" table:number-matrix-rows-spanned="1" table:formula="of:=SUM(IF([.D9:.D285]*[.A9:.A285]=1;1;0))" office:value-type="float" office:value="14">
            <text:p>14</text:p>
          </table:table-cell>
          <table:table-cell table:number-matrix-columns-spanned="1" table:number-matrix-rows-spanned="1" table:formula="of:=SUM(IF([.D9:.D285]=1;1;0))" office:value-type="float" office:value="16">
            <text:p>16</text:p>
          </table:table-cell>
          <table:table-cell table:style-name="ce2"/>
          <table:table-cell/>
        </table:table-row>
        <table:table-row table:style-name="ro1">
          <table:table-cell office:value-type="string">
            <text:p>II cl</text:p>
          </table:table-cell>
          <table:table-cell table:formula="of:=[.D4]-[.C4]" office:value-type="float" office:value="6">
            <text:p>6</text:p>
          </table:table-cell>
          <table:table-cell table:number-matrix-columns-spanned="1" table:number-matrix-rows-spanned="1" table:formula="of:=SUM(IF([.D9:.D285]*[.A9:.A285]=2;1;0))" office:value-type="float" office:value="31">
            <text:p>31</text:p>
          </table:table-cell>
          <table:table-cell table:number-matrix-columns-spanned="1" table:number-matrix-rows-spanned="1" table:formula="of:=SUM(IF([.D9:.D285]=2;1;0))" office:value-type="float" office:value="37">
            <text:p>37</text:p>
          </table:table-cell>
          <table:table-cell table:style-name="ce2"/>
          <table:table-cell/>
        </table:table-row>
        <table:table-row table:style-name="ro1">
          <table:table-cell office:value-type="string">
            <text:p>III cl</text:p>
          </table:table-cell>
          <table:table-cell table:formula="of:=[.D5]-[.C5]" office:value-type="float" office:value="15">
            <text:p>15</text:p>
          </table:table-cell>
          <table:table-cell table:number-matrix-columns-spanned="1" table:number-matrix-rows-spanned="1" table:formula="of:=SUM(IF([.D9:.D285]*[.A9:.A285]=3;1;0))" office:value-type="float" office:value="166">
            <text:p>166</text:p>
          </table:table-cell>
          <table:table-cell table:number-matrix-columns-spanned="1" table:number-matrix-rows-spanned="1" table:formula="of:=SUM(IF([.D9:.D285]=3;1;0))" office:value-type="float" office:value="181">
            <text:p>181</text:p>
          </table:table-cell>
          <table:table-cell table:style-name="ce2"/>
          <table:table-cell/>
        </table:table-row>
        <table:table-row table:style-name="ro1">
          <table:table-cell office:value-type="string">
            <text:p>Cm</text:p>
          </table:table-cell>
          <table:table-cell table:formula="of:=[.D6]-[.C6]" office:value-type="float" office:value="6">
            <text:p>6</text:p>
          </table:table-cell>
          <table:table-cell table:number-matrix-columns-spanned="1" table:number-matrix-rows-spanned="1" table:formula="of:=SUM(IF([.D9:.D285]*[.A9:.A285]=4;1;0))" office:value-type="float" office:value="37">
            <text:p>37</text:p>
          </table:table-cell>
          <table:table-cell table:number-matrix-columns-spanned="1" table:number-matrix-rows-spanned="1" table:formula="of:=SUM(IF([.D9:.D285]=4;1;0))" office:value-type="float" office:value="43">
            <text:p>43</text:p>
          </table:table-cell>
          <table:table-cell table:style-name="ce2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>
            <text:p>Done?</text:p>
          </table:table-cell>
          <table:table-cell office:value-type="string">
            <text:p>Month</text:p>
          </table:table-cell>
          <table:table-cell office:value-type="string">
            <text:p>Day</text:p>
          </table:table-cell>
          <table:table-cell office:value-type="string">
            <text:p>Class#</text:p>
          </table:table-cell>
          <table:table-cell table:style-name="Default" office:value-type="string">
            <text:p>Class</text:p>
          </table:table-cell>
          <table:table-cell office:value-type="string">
            <text:p>Name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Octave Day of Christmas, 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Telesphorus, P., M., Cm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The Epiphany of Our Lord, 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Hyginus, P., M., 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Commem. of the Baptism of Our Lord Jesus Christ, 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ilary, B. Conf. Doct., III cl. — St. Felix, Pr., M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ul, First Hermit, Conf., III cl. — St. Maurus, Ab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cellus, P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hony, Ab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Prisca, V., M., Cm.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Marius, Martha, Audifax and Abachum, Mm., Cm. </text:p>
            <text:p>— St. Canute, M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Fabian, P., and Sebastian, M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gnes, V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Vincent and Anastasius, Mm., III cl.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aymond of Pennafort, Conf., III cl. </text:p>
            <text:p>— St. Emerentiana, V., M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imothy, B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Conversion of St. Paul., III cl. — St. Peter, Ap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olycarp, B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Chrysostom, B., Conf., Doct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Nolasco, Conf., III cl. — St. Agnes, V., M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de Sales, B., Conf., Doct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tina, V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Bosco, Conf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Holy Name of Jesus, II cl. (Sunday between the Octave day of Christmas and Epiphany, or Jan. 2, if no Sunday occurs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Ignatius, B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Purification of the B.V.M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Blaise, B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drew Corsini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gatha, V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itus, B., Conf., III cl. — St. Dorothy V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omuald, Ab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of Matha, Conf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iril of Alexandria, B., Conf., Doct., III cl. </text:p>
            <text:p>— St. Apostolina, V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Scholastica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Apparition of the B.V.M. Immaculate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Seven Founders of the Servite Order, Confs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Valentine, Pr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Faustinus and Jovita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Simeon, B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Chair of St. Peter the Apostle, II cl. — St. Paul, Ap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Damian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*St. Matthias, Ap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abriel of Our Lady of Sorrows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simir, Conf., III cl. — St. Lucius I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Perpetua and Felicitas, M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homas Aquinas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of God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es of Rome, W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Forty Holy Martyrs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I, the Great, P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trick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yril of Jerusalem, B., Conf., Doct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St. Joseph, Spouse of the B.V.M., Conf., </text:p>
            <text:p>and Patron of the Universal Church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enedict, Ab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abriel the Archangel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Annunciation of the B.V.M.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Damascene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Capistran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of Paula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Isidore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Vincent Ferrer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eo I, P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ermenegild, M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ustin, M., III cl. </text:p>
            <text:p>— SS. Tiburtius, Valerian and Maximu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Anicetus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selm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Soter and Caius, Pp., M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George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idelis of Sigmaringen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Mark, Evang., Greater Litanies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Cletus and Marcellinus, Pp., M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Canisius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ul of the Cross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tharine of Siena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St. Joseph the Workman, Spouse of the B.V.M., Conf.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thanasius, B., Conf., Doct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Alexander, P., M., Eventius and theodulus, Mm., and </text:p>
            <text:p>Juvenal, B., Conf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onica, W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ius V., P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Stanislaus, B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Nazianzen, B., Conf., doct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oninus, B., Conf., III cl. </text:p>
            <text:p>— SS. Gordian and Epimachu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S. Philip and James, Apostles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Nereus, Achilleus, Domitilla and Pancras, M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obert Bellarmine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Boniface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Baptist de la Salle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Ubaldus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schal Baylon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Venantius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Celestine, P., Conf., III cl. — St. Pudentiana, V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ernardine of Siena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VII, P., Conf., III cl. — St. Urban I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hilip Neri, Conf., III cl. — St. Eleutherius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ede the Venerable, Conf., Doct., III cl. — St. John I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ugustine of Canterbury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y Magdalen of Pazzi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Felix I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B.V.M., Queen, II cl. — St. Petronilla, V., Cm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gela Merici, V., II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Marcellinus and Peter, Mm., and Erasmus, B., M., Cm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Caracciolo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oniface, B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Norbert, B., M., II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Primus and Felician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garet, Queen of Scotland, W., II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arnabas, Ap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of St. Facundus, Conf., III cl. </text:p>
            <text:p>— SS. Basilides, Cyrinus, Nabor and Nazarius, Mm., Cm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hony of Padua, Conf., Doct., II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asil the Great, B., Conf., Doct., II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Vitus, Modestus, Crescentia, Mm., Cm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Barbarigo, B., Conf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phrem the Syrian, Conf., Doct., III cl.</text:p>
            <text:p>— SS. Mark and Marcellianus, Mm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uliana Falconieri, V., III cl..</text:p>
            <text:p>—SS Gervase and Protase, Mm., Cm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Silverius, P., M., Cm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loysius Gonzaga, Conf., II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ulinus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Vigil of Nativity of St. John the Baptist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Nativity of St. John the Baptist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William, Ab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John and Paul, Mm., II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Vigil of SS. Peter and Paul, Aps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SS. Peter and Paul, Apostles, 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Commem. of St. Paul, Ap., III cl. — St. Peter, Ap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The Most Precious Blood of Our Lord Jesus Christ, I cl.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Visitation of the B.V.M., II cl. </text:p>
            <text:p>— SS. Processus and Martinianus, Mm., Cm.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Irenaeus, B., M., III cl.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hony Mary Saccaria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Cyril and Methodius, Bb., Confs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lizabeth, Queen of Portugal, W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even Holy Brothers, Mm., and SS. Rufina and </text:p>
            <text:p>Secunda, Vv., M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Pius I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Gualbert, Ab., III cl. — SS. Nabor and Felix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onaventure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enry, Emperor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Our Lady of Mt. Carmel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Alexius, Conf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millius of Lellis, Conf., III cl. </text:p>
            <text:p>— St. Symphorosa and Her Seven Son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Vincent de Paul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erome Emiliani, Conf., III cl. — St. Margaret, V., M., Cm.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awrence of Brindisi, Conf., Doct., III cl. </text:p>
            <text:p>— St. Praxedes, V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y Magdalene, Penitent., III cl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pollinaris, B., M., III cl. — St. Liborius, B., Conf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Christina, V., M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James, Ap., II cl. — St. Liborius, B., Conf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Anne, Mother of the B.V.M., II cl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Pantaleon, M., Cm.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Nazarius and Celsus, M., Victor I, P., M., and </text:p>
            <text:p>Innocent I, P., Conf., III cl.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tha, V., III cl. </text:p>
            <text:p>— SS. Felix, Simplicius, Faustinus and Beatrice, Mm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Abdon and Sennen, Mm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Ignatius of Loyola, Conf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Holy Machabees, Mm., Cm.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lphonsus Mary de Liguori, B., Conf., Doct., III cl. </text:p>
            <text:p>— St. Stephen I, P., 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Dominic, Conf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Dedication of Church of O.L. of Snows., III cl.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ransfiguration of Our Lord Jesus Christ, II cl. </text:p>
            <text:p>— SS. Sixtus II, P., Felicissimus and Agapitus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jetan, Conf., III cl. — St. Donatus, B., M., Cm.</text:p>
          </table:table-cell>
        </table:table-row>
        <table:table-row table:style-name="ro2">
          <table:table-cell/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Mary Vianney, Conf., III cl. </text:p>
            <text:p>— SS. Cyriacus, Largus, Smaragdus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Vigil of St. Lawrence, M., III cl. — St. Romanus, 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Lawrence, M., 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Tiburtius and Susanna, V.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lare, V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Hippolytus and Cassianus, Mm., Cm.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Vigil of the Assumption of the B.V.M., II cl.</text:p>
            <text:p>— St. Eusebius, Conf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The Assumption of the B.V.M.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Joachim, Conf., Father of B.V.M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yacinth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Agapitus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Eudes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ernard, Ab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ane Frances Frémiot de Chantal, W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Immaculate Heart of the B.V.M., II cl. </text:p>
            <text:p>— SS. Timothy, Hippolytus and Symphorian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hilip Benizi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Bartholomew, Ap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ouis, King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Zephyrinus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seph Calasanza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ugustine, B., Conf., Doct., III cl. — St. Hermes, M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Beheading of St. John the Baptist, III cl. </text:p>
            <text:p>— St. Sabina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ose of Lima, V., III cl. — SS. Felix and Adauctu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aymond Nonnatus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Giles, Ab., Cm. — The Twelve Holy Brother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Stephen, King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ius X, P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awrence Justinian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Nativity of the B.V.M., II cl. — St. Adrian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Gorgonius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Nicholas of Tolentine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Portus and Hyacinth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Most Holy Name of Mary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Exaltation of the Holy Cross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Seven Sorrows of the B.V.M., II cl. — St. Nicomedes, M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Cornelius, P., and Cyprian, B., Mm. III cl. </text:p>
            <text:p>— SS. Euphemia, V., Lucy and Geminianu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The Imprinting of the Stigmata of St. Francis, Conf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seph of Cupertino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anuarius, B., and His Companions, M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Eustace and His Companion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Matthew, Ap., Evang., 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homas of Villanova, B., Conf. III cl. </text:p>
            <text:p>— St. Maurice and His Companion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inus, P., M., III cl. — St. Thecla, V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Our Lady of Ransom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Cyprian and Justina, V.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Cosmas and Damian, M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Wenceslaus, Duke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Dedication of St. Michael the Archangel.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erome, P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Remigius, B., Conf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Holy Guardian Angels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heresa of the Child Jesus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of Assisi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Placidus and His Companion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runo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Blessed Virgin Mary of the Rosary. II cl.— St. Mark, P., Conf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ridget, W., III cl. </text:p>
            <text:p>— SS. Sergius, Bacchus, Marcellus and Apuleius, Mm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Leonard, Conf., III cl. </text:p>
            <text:p>— SS. Dionysius, Rusticus and Eleutheriu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Borgia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Motherhood of the B.V.M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dward, King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llistus, P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eresa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edwig, W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garet Mary Alacoque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Luke, Evang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of Alcantara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Cantius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Hilarion, Ab., Cm. — St. Ursula and Companions, Vv.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hony Mary Claret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aphael the Archangel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Chrysanthus and Daria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Evaristus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S. Simon and Jude, Apostles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Last Sunday of Oct. - Feast of Our Lord Jesus Christ the King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All Saints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All Souls’ Day, 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harles Borromeo, B., Conf., III cl.</text:p>
            <text:p>— SS. Vitalis and Agricola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The Four Holy Crowned Martyrs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Dedication of the Basilica of Our Savior. II cl. </text:p>
            <text:p>— St. Theodore, M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drew Avellino, Conf., III cl. </text:p>
            <text:p>— SS. Tryphon, Respicius, Nympha, V.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tin, B., Conf., III cl. — St. Mennas, M., Cm.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tin, P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Didacus, Conf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saphat, B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lbert the Great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ertrude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the Wonder Worker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Dedication of the Basilicas of SS. Peter and Paul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lizabeth, W., III cl. — St. Pontianus, P., M., Cm.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elix of Valois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Presentation of the B.V.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ecilia, V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lement, P., M., III cl. — St. Felicitas, M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of the Cross, Conf., Doct., III cl.</text:p>
            <text:p>—St. Chrysogonus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tharine, V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Sylvester, Ab., III cl.—St. Peter of Alexandria, B., M., Cm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Saturninus, Cm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Andrew, Ap.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ibiana, V., M., I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Xavier, Conf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Chrysologus, B.,Conf.,Doct., III cl.</text:p>
            <text:p>— St. Barbara, V.,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Sabbas, Ab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Nicholas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mbrose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Immaculate Conception of the B.V.M.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Melchiades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Damasus, P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ucy, V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usebius, B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Thomas, Ap.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Vigil of Christmas, 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Christmas Day, I cl. — St. Anastasia, M., Cm. (In second Mass)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2nd Day in Oct. of Christmas: St. Stephen, First Martyr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3rd Day in Oct. of Christmas: St. John, Ap., Evang.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4th Day in Oct. of Christmas: The Holy Innocents, Mm.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5th Day in Oct. of Christmas, II cl. — St. Thomas, B., M., Cm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6th Day in Oct. of Christmas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7th Day in Oct. of Christmas, II cl.— St. Sylvester, P., Conf., Cm.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2.A8:Sheet2.F288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4">06/04/2009</text:date>, <text:time>05:0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 Siefker</meta:initial-creator>
    <meta:creation-date>2008-05-14T23:08:25</meta:creation-date>
    <dc:creator>David Siefker</dc:creator>
    <dc:date>2009-06-04T05:03:57.42</dc:date>
    <meta:editing-cycles>51</meta:editing-cycles>
    <meta:editing-duration>PT280H14M36S</meta:editing-duration>
    <meta:document-statistic meta:table-count="3" meta:cell-count="1712" meta:object-count="0"/>
    <meta:user-defined meta:name="Info 1"/>
    <meta:user-defined meta:name="Info 2"/>
    <meta:user-defined meta:name="Info 3"/>
    <meta:user-defined meta:name="Info 4"/>
  </office:meta>
</office:document-meta>
</file>